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2">How to Execute</text:p>
      <text:p text:style-name="P2"/>
      <text:p text:style-name="P3"><text:span text:style-name="T1">1.</text:span><text:tab/>Open a terminal and change directory to the project folder.</text:p>
      <text:p text:style-name="P3"><text:tab/>Run 'make'</text:p>
      <text:p text:style-name="P3"><text:tab/>Start rmiregisty: 'rmiregistry XXXXX' XXXXX = (50010-50019)</text:p>
      <text:p text:style-name="P3"/>
      <text:p text:style-name="P3"><text:span text:style-name="T1">2.</text:span><text:tab/>Open Second Terminal and change directory to the project folder.</text:p>
      <text:p text:style-name="P3"><text:tab/>Run MudServerMainline 'java cs3524.solutions.mud.MudServerMainline XXXXX <text:tab/>YYYYY' YYYYY = other value from (50010-50019)</text:p>
      <text:p text:style-name="P3"/>
      <text:p text:style-name="P3"><text:span text:style-name="T1">3.</text:span><text:tab/>Open Third Terminal and change directory to the project folder.</text:p>
      <text:p text:style-name="P3"><text:tab/>Run MudClient 'java cs3524.solutions.mud.MudClient &lt;yourmachine-name&gt; XXXXX'</text:p>
      <text:p text:style-name="P3"/>
      <text:p text:style-name="P3">Repeat step 3 with a different XXXXX value to add different users to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2T15:07:50.677357724</dc:date>
    <meta:editing-duration>PT2M47S</meta:editing-duration>
    <meta:editing-cycles>1</meta:editing-cycles>
    <meta:document-statistic meta:table-count="0" meta:image-count="0" meta:object-count="0" meta:page-count="1" meta:paragraph-count="10" meta:word-count="80" meta:character-count="572" meta:non-whitespace-character-count="497"/>
    <meta:generator>LibreOffice/5.1.6.2$Linux_X86_64 LibreOffice_project/10m0$Build-2</meta:generator>
  </office:meta>
</office:document-meta>
</file>